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10af8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style="italic" fo:font-weight="normal" officeooo:rsid="00174412" officeooo:paragraph-rsid="00174412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4">
      <style:text-properties officeooo:paragraph-rsid="001aaf47"/>
    </style:style>
    <style:style style:name="P12" style:family="paragraph" style:parent-style-name="Standard" style:list-style-name="L4">
      <style:text-properties officeooo:paragraph-rsid="001dd20f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6">
      <style:text-properties officeooo:paragraph-rsid="001dd20f"/>
    </style:style>
    <style:style style:name="P16" style:family="paragraph" style:parent-style-name="Standard" style:list-style-name="L6">
      <style:text-properties officeooo:rsid="0012cd8e" officeooo:paragraph-rsid="0012cd8e"/>
    </style:style>
    <style:style style:name="P17" style:family="paragraph" style:parent-style-name="Standard" style:list-style-name="L7">
      <style:text-properties officeooo:rsid="0012cd8e" officeooo:paragraph-rsid="0012cd8e"/>
    </style:style>
    <style:style style:name="P18" style:family="paragraph" style:parent-style-name="Standard" style:list-style-name="L7"/>
    <style:style style:name="P19" style:family="paragraph" style:parent-style-name="Standard" style:list-style-name="L7">
      <style:text-properties officeooo:paragraph-rsid="0023b298"/>
    </style:style>
    <style:style style:name="P20" style:family="paragraph" style:parent-style-name="Standard" style:list-style-name="L7">
      <style:text-properties officeooo:rsid="001589d9" officeooo:paragraph-rsid="001589d9"/>
    </style:style>
    <style:style style:name="P21" style:family="paragraph" style:parent-style-name="Standard">
      <style:text-properties officeooo:rsid="001a17c9" officeooo:paragraph-rsid="001a17c9"/>
    </style:style>
    <style:style style:name="P22" style:family="paragraph" style:parent-style-name="Standard" style:list-style-name="L6">
      <style:text-properties officeooo:rsid="001b8a11" officeooo:paragraph-rsid="001b8a11"/>
    </style:style>
    <style:style style:name="P23" style:family="paragraph" style:parent-style-name="Standard">
      <style:text-properties officeooo:paragraph-rsid="001dd20f"/>
    </style:style>
    <style:style style:name="P24" style:family="paragraph" style:parent-style-name="Standard" style:list-style-name="L4">
      <style:text-properties style:text-line-through-style="solid" style:text-line-through-type="single" officeooo:paragraph-rsid="001dd20f"/>
    </style:style>
    <style:style style:name="P25" style:family="paragraph" style:parent-style-name="Standard" style:list-style-name="L6">
      <style:text-properties style:text-line-through-style="solid" style:text-line-through-type="single"/>
    </style:style>
    <style:style style:name="P26" style:family="paragraph" style:parent-style-name="Standard" style:list-style-name="L6">
      <style:text-properties style:text-line-through-style="solid" style:text-line-through-type="single" officeooo:paragraph-rsid="001dd20f"/>
    </style:style>
    <style:style style:name="P27" style:family="paragraph" style:parent-style-name="Standard" style:list-style-name="L6">
      <style:text-properties style:text-line-through-style="solid" style:text-line-through-type="single" officeooo:rsid="001dd20f" officeooo:paragraph-rsid="001dd20f"/>
    </style:style>
    <style:style style:name="P28" style:family="paragraph" style:parent-style-name="Standard">
      <style:text-properties style:text-line-through-style="solid" style:text-line-through-type="single" fo:font-weight="bold"/>
    </style:style>
    <style:style style:name="P29" style:family="paragraph" style:parent-style-name="Standard" style:list-style-name="L6">
      <style:text-properties style:text-line-through-style="solid" style:text-line-through-type="single" style:text-underline-style="none"/>
    </style:style>
    <style:style style:name="P30" style:family="paragraph" style:parent-style-name="Standard">
      <style:text-properties officeooo:paragraph-rsid="00209f8c"/>
    </style:style>
    <style:style style:name="P31" style:family="paragraph" style:parent-style-name="Standard" style:list-style-name="L6">
      <style:text-properties style:text-line-through-style="none" style:text-line-through-type="none" style:text-underline-style="none" officeooo:rsid="0026d7f0" officeooo:paragraph-rsid="0026d7f0"/>
    </style:style>
    <style:style style:name="P32" style:family="paragraph" style:parent-style-name="Standard" style:list-style-name="L6">
      <style:text-properties officeooo:rsid="0025e0d2" officeooo:paragraph-rsid="0025e0d2"/>
    </style:style>
    <style:style style:name="P33" style:family="paragraph" style:parent-style-name="Standard" style:list-style-name="L5">
      <style:text-properties officeooo:rsid="0026d7f0" officeooo:paragraph-rsid="0026d7f0"/>
    </style:style>
    <style:style style:name="P34" style:family="paragraph" style:parent-style-name="Standard">
      <style:paragraph-properties fo:margin-top="0.0791in" fo:margin-bottom="0.0791in" loext:contextual-spacing="false"/>
      <style:text-properties officeooo:rsid="001b8a11" officeooo:paragraph-rsid="001b8a11"/>
    </style:style>
    <style:style style:name="P35" style:family="paragraph" style:parent-style-name="Standard">
      <style:paragraph-properties fo:margin-top="0.0791in" fo:margin-bottom="0.0791in" loext:contextual-spacing="false"/>
      <style:text-properties officeooo:rsid="001c4c54" officeooo:paragraph-rsid="001c4c54"/>
    </style:style>
    <style:style style:name="P36" style:family="paragraph" style:parent-style-name="Quotations" style:list-style-name="L4"/>
    <style:style style:name="P37" style:family="paragraph" style:parent-style-name="Quotations" style:list-style-name="L4">
      <style:text-properties officeooo:paragraph-rsid="00209f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5fef" style:font-style-asian="italic" style:font-style-complex="italic"/>
    </style:style>
    <style:style style:name="T3" style:family="text">
      <style:text-properties officeooo:rsid="0010af8d"/>
    </style:style>
    <style:style style:name="T4" style:family="text">
      <style:text-properties officeooo:rsid="00111d50"/>
    </style:style>
    <style:style style:name="T5" style:family="text">
      <style:text-properties officeooo:rsid="001589d9"/>
    </style:style>
    <style:style style:name="T6" style:family="text">
      <style:text-properties officeooo:rsid="001934b8"/>
    </style:style>
    <style:style style:name="T7" style:family="text">
      <style:text-properties officeooo:rsid="001a17c9"/>
    </style:style>
    <style:style style:name="T8" style:family="text">
      <style:text-properties officeooo:rsid="001aaf4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b1d13" style:font-style-asian="normal" style:font-style-complex="normal"/>
    </style:style>
    <style:style style:name="T11" style:family="text">
      <style:text-properties fo:font-style="normal" officeooo:rsid="00209f8c" style:font-style-asian="normal" style:font-style-complex="normal"/>
    </style:style>
    <style:style style:name="T12" style:family="text">
      <style:text-properties officeooo:rsid="001c4c54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1589d9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1c4c54"/>
    </style:style>
    <style:style style:name="T17" style:family="text">
      <style:text-properties style:text-line-through-style="none" style:text-line-through-type="none" officeooo:rsid="001dd20f"/>
    </style:style>
    <style:style style:name="T18" style:family="text">
      <style:text-properties officeooo:rsid="001dd20f"/>
    </style:style>
    <style:style style:name="T19" style:family="text">
      <style:text-properties officeooo:rsid="00209f8c"/>
    </style:style>
    <style:style style:name="T20" style:family="text">
      <style:text-properties fo:font-size="10pt" officeooo:rsid="00222288" style:font-size-asian="10pt" style:font-size-complex="10pt"/>
    </style:style>
    <style:style style:name="T21" style:family="text">
      <style:text-properties officeooo:rsid="0023b298"/>
    </style:style>
    <style:style style:name="T22" style:family="text">
      <style:text-properties style:font-name="LM Mono 12"/>
    </style:style>
    <style:style style:name="T23" style:family="text">
      <style:text-properties style:font-name="LM Mono 12" officeooo:rsid="0023b298"/>
    </style:style>
    <style:style style:name="T24" style:family="text">
      <style:text-properties officeooo:rsid="002519a9"/>
    </style:style>
    <style:style style:name="T25" style:family="text">
      <style:text-properties officeooo:rsid="0026d7f0"/>
    </style:style>
    <style:style style:name="T26" style:family="text">
      <style:text-properties officeooo:rsid="00285f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RPNotation Version 3</text:p>
      <text:p text:style-name="P6">Some ideas by Bengt Martensson 2014-07-29, 2015-09-20, <text:span text:style-name="T7">2016-07-29</text:span></text:p>
      <text:p text:style-name="Standard"/>
      <text:list xml:id="list3559323447817325200" text:style-name="L1">
        <text:list-item>
          <text:p text:style-name="P7">General principles</text:p>
        </text:list-item>
      </text:list>
      <text:p text:style-name="Standard"/>
      <text:p text:style-name="P4">Definition: A <text:span text:style-name="T1">modulated IR sequence</text:span> consists of a modulation frequency, an optional duty cycle (a <text:span text:style-name="T19">float </text:span>number 0 &lt; duty_cycle &lt; 1), and an even number of <text:s/>durations, stating on- and off-times, the ones with even index (stating with 0) denoting on-times, the other off-times. <text:s/><text:span text:style-name="T19">(In particular, an IR sequence starts with a flash and ends with a gap.)</text:span></text:p>
      <text:p text:style-name="P4"/>
      <text:p text:style-name="P30">An implementation may allow odd sequences by adding an implementation dependent off-time, e.g. 100ms. </text:p>
      <text:p text:style-name="P30"/>
      <text:p text:style-name="P30"><text:span text:style-name="T3">A non-modulated IR sequence is considered as having the modulation frequency 0.</text:span></text:p>
      <text:p text:style-name="Standard"/>
      <text:p text:style-name="Standard">On input to a program <text:span text:style-name="T19">(an optionally on output)</text:span>, if the numbers are given as signed, positive numbers are to be taken as on-times, the negative as off-times, whereby consecutive numbers of same sign are lumped together. <text:span text:style-name="T5">Zeros (0) are semantically nonsensical, and are therefore explicitly forbidden. An implementation may chose to “forgive” by just ignoring them.</text:span></text:p>
      <text:p text:style-name="Standard"/>
      <text:p text:style-name="Standard"/>
      <text:p text:style-name="Standard">Basic Objects: Replace parameter discussion by</text:p>
      <text:p text:style-name="Standard"/>
      <text:p text:style-name="Standard"/>
      <text:p text:style-name="P2">Semantics of the parameters</text:p>
      <text:p text:style-name="P3">In the context of the IRP notation, the parameters in a protocol a priori do not carry any semantics at all. By convention, when using the protocols, the following semantics has been established:</text:p>
      <text:p text:style-name="P3"/>
      <text:p text:style-name="P3">F = Function code (sometimes called OBC <text:span text:style-name="T25">(f</text:span>or Original Button Code<text:span text:style-name="T25">)</text:span>, or command number)</text:p>
      <text:p text:style-name="P3">D = Device code<text:line-break/>S = Subdevice code<text:line-break/>T = Toggle <text:span text:style-name="T25">(has memory (and default) in the sense of Parameter Specification, the IRP code “toggles” it between the allowed values, normally 0 and 1)</text:span></text:p>
      <text:p text:style-name="P3"/>
      <text:p text:style-name="P3">It is not required, however strongly recommended, that the “most frequently changing parameter” in a protocol is called “F”, the next one “D”, and so on. T should only be used for a signal having toggling semantic. <text:span text:style-name="T7">This means that its value is persistently stored between invocations, cf. the @-form in the parameter spec.</text:span></text:p>
      <text:p text:style-name="Standard"/>
      <text:p text:style-name="Standard">Overall structure: Adjust according to repetition syntax change, see below.</text:p>
      <text:p text:style-name="P28">protocol = generalspec, bitspec, variation, [definitions] [parameterspec];</text:p>
      <text:p text:style-name="P1">protocol = generalspec, bitspec, irstream, [definitions] [parameterspec];</text:p>
      <text:p text:style-name="Standard"/>
      <text:list xml:id="list7226962336229859578" text:style-name="L2">
        <text:list-item>
          <text:p text:style-name="P8">The GeneralSpec section</text:p>
          <text:p text:style-name="P8"/>
        </text:list-item>
      </text:list>
      <text:p text:style-name="Standard">Add duty cycle as an integer followed by “%”.</text:p>
      <text:p text:style-name="Standard"/>
      <text:p text:style-name="Standard">In the version 2 of the notation, <text:span text:style-name="T19">due to the use of exclusions, </text:span>implementing the Gen<text:span text:style-name="T7">e</text:span>ralSpec as described is very difficult, a difficulty that in no way reflects a real need. <text:s/>For the ease of implementation, <text:span text:style-name="T7">a left-to-right semantic (redundant entries accepted, parsed left to right, later entries overwrite earlier) is suggested.</text:span></text:p>
      <text:list xml:id="list2023706666700120384" text:style-name="L3">
        <text:list-item>
          <text:p text:style-name="P9">Duration</text:p>
        </text:list-item>
      </text:list>
      <text:p text:style-name="P21"><text:soft-page-break/><text:span text:style-name="T19">Flashes and g</text:span>aps/<text:span text:style-name="T19">etxtents</text:span> do not need to be interleaved. In this case, the implementation should lump several consecutive fl<text:span text:style-name="T19">a</text:span>shes (gaps/extensions) together, <text:span text:style-name="T19">before delivering the rendered output</text:span>. </text:p>
      <text:p text:style-name="Standard"/>
      <text:list xml:id="list2649498692524606583" text:style-name="L4">
        <text:list-item>
          <text:p text:style-name="P11">Extents</text:p>
          <text:p text:style-name="P11"/>
          <text:p text:style-name="P24"><text:span text:style-name="T18">Extents are only allowed as the final element of a bare_irstream. Thus the often used</text:span></text:p>
          <text:p text:style-name="P24"><text:span text:style-name="T18">constuct (...., ^xxx,(....^yyyy)*) will be illegal, and should be rewritten as ((...., ^xxx),</text:span></text:p>
          <text:p text:style-name="P12"/>
          <text:p text:style-name="P12"><text:span text:style-name="T18">Syntax: note that while the specification implicitly seems to assume that there are only one extent in a bare_irsteam, and it occurs at the end of it, this is never explicitly required. </text:span>Semantics: <text:span text:style-name="T8">Change <text:s/></text:span></text:p>
          <text:p text:style-name="P36"><text:span text:style-name="Citation"><text:span text:style-name="T8">“</text:span></text:span><text:span text:style-name="Citation">An extent has a scope which consists of a consecutive range of items that immediately precede the extent in the order of transmission in the signal. “ </text:span></text:p>
          <text:p text:style-name="P37"><text:span text:style-name="Citation"><text:span text:style-name="T11">to</text:span></text:span></text:p>
        </text:list-item>
      </text:list>
      <text:p text:style-name="Quotations"><text:span text:style-name="Citation"><text:span text:style-name="T8">“</text:span></text:span><text:span text:style-name="Citation">An extent has a scope which consists of a consecutive range of items that immediately precede the extent in the order of transmission in the signal,</text:span><text:span text:style-name="Citation"><text:span text:style-name="T9"> </text:span></text:span><text:span text:style-name="Citation"><text:span text:style-name="T10">starting with the first <text:s/>element after the last preceding extent, or from the start if there is no preceding extent</text:span></text:span><text:span text:style-name="Citation">.”</text:span></text:p>
      <text:list xml:id="list220203835360096" text:continue-numbering="true" text:style-name="L4">
        <text:list-header>
          <text:p text:style-name="P10"/>
        </text:list-header>
        <text:list-item>
          <text:p text:style-name="P10">Bitspecs</text:p>
          <text:p text:style-name="P10"/>
        </text:list-item>
      </text:list>
      <text:p text:style-name="Standard">Remove the third parameter (is replaced by right shift operation). Prohibit leaving out the second operator (this was just used for implementing a shift operator anyhow.) Remove the leading ~ form (~ will be a unary operator instead). <text:span text:style-name="T20">(These changes would simply make the rules simpler, thus simplifying both the understanding for a human reader and the implementation in a program.)</text:span></text:p>
      <text:p text:style-name="Standard"/>
      <text:list xml:id="list887516840136962868" text:style-name="L5">
        <text:list-item>
          <text:p text:style-name="P13">IrStreams</text:p>
          <text:p text:style-name="P33">Conditional IrStreams...</text:p>
          <text:p text:style-name="P13"/>
        </text:list-item>
      </text:list>
      <text:list xml:id="list1784404517375064446" text:style-name="L6">
        <text:list-header>
          <text:p text:style-name="P14"/>
        </text:list-header>
        <text:list-item>
          <text:p text:style-name="P14">Bitspecs</text:p>
        </text:list-item>
        <text:list-item>
          <text:p text:style-name="P14">Repeat Markers</text:p>
          <text:p text:style-name="P29">prohibit the infinite repeat markers; this now has to be described by Variations.</text:p>
          <text:p text:style-name="P31">The syntax and semantics of the repeats was obviously borrowed from regular expressins, and make little sense in the context of IR signals, where an intro-, a repeat-, and an ending sequence are required. The IRP allows for not only several infinite repeats, and even hierarchical repeats, <text:span text:style-name="T26">which are concepts which do not make sense either in the context of a hardware “clicker”, nor as a program that can send an IR signal </text:span><text:span text:style-name="T2">n </text:span><text:span text:style-name="T26">times. IR Transmogrifier allows only one infinite repeat. It uses a state machine model to generate the intro-, repeat-, and ending sequences from the IRP form. </text:span></text:p>
        </text:list-item>
        <text:list-item>
          <text:p text:style-name="P14">Expressions</text:p>
          <text:p text:style-name="P32">propose rename expression → para_expression; bare_expression → expression</text:p>
          <text:p text:style-name="P14">new: ~ unary operator</text:p>
          <text:p text:style-name="P14">new: Shift operators, like C</text:p>
          <text:p text:style-name="P14">Logical operators, like in my description</text:p>
          <text:p text:style-name="P14">BitCount as per IrpMaster</text:p>
          <text:p text:style-name="P16">protocol-specific functions, see 20.</text:p>
        </text:list-item>
        <text:list-item>
          <text:p text:style-name="P14">Definitions</text:p>
        </text:list-item>
        <text:list-item>
          <text:p text:style-name="P14">Assignments</text:p>
        </text:list-item>
        <text:list-item>
          <text:p text:style-name="P15">Variations</text:p>
          <text:p text:style-name="P26"><text:soft-page-break/><text:span text:style-name="T18">Should be the only possibility to express intro, repeat, ending, Intro, repeat required, even if</text:span></text:p>
          <text:p text:style-name="P27">empty, ending optional. Intro- and ending sequences may be suffixed by a finite constant</text:p>
          <text:p text:style-name="P27">repeat marker, repeat by an infinite repeat marker, default *. All repeat sequences must be</text:p>
          <text:p text:style-name="P27">equal! (which prohibit assignments in repeats)</text:p>
          <text:p text:style-name="P22">Syntax: Variation must appear only as part of an irstream with infinite repeat. <text:span text:style-name="T12">The first and the last may be empty, but not the middle one.</text:span></text:p>
          <text:p text:style-name="P22">Semantic; The sequence</text:p>
        </text:list-item>
      </text:list>
      <text:p text:style-name="P34"><text:s text:c="11"/><text:span text:style-name="T22">(FOO, [I][R][E], BAR)+</text:span></text:p>
      <text:p text:style-name="P34">should be equivalent to</text:p>
      <text:p text:style-name="P34"><text:tab/><text:span text:style-name="T22">(FOO, I, BAR, (FOO, R, BAR)*, FOO, E, BAR) </text:span></text:p>
      <text:p text:style-name="P35">prov<text:span text:style-name="T18">i</text:span>ded that all of I, R, and E are nonempty. If e.g. E is empty, then FOO, E, BAR disappears </text:p>
      <text:list xml:id="list220203941568850" text:continue-numbering="true" text:style-name="L6">
        <text:list-header>
          <text:p text:style-name="P25">Should be the only possibility to express intro, repeat, ending, Intro, repeat required, even if empty, ending optional. Intro- and <text:s/>ending sequences may be suffixed by a finite constant repeat marker, repeat by an <text:s/>infinite repeat marker, default *. All repeat sequences must be equal! (<text:span text:style-name="T4">which</text:span> prohibit assignments in repeats)</text:p>
        </text:list-header>
        <text:list-item>
          <text:p text:style-name="P14">Names and numbers</text:p>
          <text:p text:style-name="P14">as per IrpMaster, first section (not second)</text:p>
        </text:list-item>
        <text:list-item>
          <text:p text:style-name="P14">Execution model</text:p>
        </text:list-item>
      </text:list>
      <text:p text:style-name="Standard">replace by:</text:p>
      <text:p text:style-name="Standard"/>
      <text:p text:style-name="P23">From an IRP-Protocol and a parameter assignment compatible with its parameter specification, it is the task of <text:s/>rendering program to compute three modulated <text:span text:style-name="T5">IR</text:span>-sequences, of which any one (but not all) may be empty: start- repeat-, and ending sequence.<text:span text:style-name="T13"> </text:span><text:span text:style-name="T14">A non-empty ending sequence is only allowed together with a non-empty repeat sequence</text:span><text:span text:style-name="T13">. </text:span><text:span text:style-name="T15"><text:s text:c="2"/></text:span><text:span text:style-name="T16">An empty repeat signal seldomly makes sense, </text:span><text:span text:style-name="T17">for example for an IR sending engine, but can be sensible in some situations, like waiting for a key press, and then waiting for a key release</text:span><text:span text:style-name="T16">,</text:span></text:p>
      <text:p text:style-name="P23"><text:span text:style-name="T16"/></text:p>
      <text:p text:style-name="P23"><text:span text:style-name="T15">Ta</text:span>king persistent variables into account, <text:span text:style-name="T4">the rendered IR sequences are </text:span>unique <text:span text:style-name="T4">determined</text:span>.</text:p>
      <text:p text:style-name="Standard"/>
      <text:list xml:id="list2218511522489139837" text:style-name="L7">
        <text:list-item>
          <text:p text:style-name="P18">Parameter specification</text:p>
          <text:p text:style-name="P19">as per IrpMaster. <text:span text:style-name="T24">In particular, persistent variables should be added. </text:span>Allow constant expressions therein? ([A:0..4294967295] is disgusting.…) <text:span text:style-name="T21">(IrpTransmogrifier understands </text:span><text:span text:style-name="T23">UINT8_MAX, UINT16_MAX, UINT24_MAX, UINT32_MAX, UINT48_MAX, 'UINT64_MAX</text:span><text:span text:style-name="T21">).</text:span></text:p>
          <text:p text:style-name="P18"/>
        </text:list-item>
        <text:list-item>
          <text:p text:style-name="P18">Comments and line breaks</text:p>
          <text:p text:style-name="P18">as per IrpMaster. <text:span text:style-name="T21">(Only the embedding of IRPs in (the primitive format) IrpProtocols.ini makes the escaping of the line endings necessary.)</text:span></text:p>
        </text:list-item>
        <text:list-item>
          <text:p text:style-name="P18">Data types</text:p>
          <text:p text:style-name="P18">as per IrpMaster</text:p>
        </text:list-item>
        <text:list-item>
          <text:p text:style-name="P18">Multiple definitions</text:p>
          <text:p text:style-name="P18">as per IrpMaster</text:p>
        </text:list-item>
        <text:list-item>
          <text:p text:style-name="P18">Inheritance</text:p>
          <text:p text:style-name="P18">as per IrpMaster</text:p>
        </text:list-item>
        <text:list-item>
          <text:p text:style-name="P17">protocol specific functions</text:p>
          <text:p text:style-name="P20"><text:span text:style-name="T6">For e.g. complicated computations, in particular checksums (CRCs). E</text:span>ither “link<text:span text:style-name="T6">ing</text:span> in” native functions, or to have an embedded extension language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gt Martensson</meta:initial-creator>
    <meta:creation-date>2013-09-29T11:15:19</meta:creation-date>
    <dc:date>2016-07-31T11:21:44.630018201</dc:date>
    <meta:editing-duration>P17DT11H29M9S</meta:editing-duration>
    <meta:editing-cycles>12</meta:editing-cycles>
    <meta:generator>LibreOffice/5.1.5.1$Linux_X86_64 LibreOffice_project/10$Build-1</meta:generator>
    <meta:document-statistic meta:table-count="0" meta:image-count="0" meta:object-count="0" meta:page-count="4" meta:paragraph-count="75" meta:word-count="1154" meta:character-count="7330" meta:non-whitespace-character-count="6242"/>
  </office:meta>
</office:document-meta>
</file>